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="Arrowheads_20_1" draw:fill="none" draw:fill-color="#ffffff" fo:min-height="0.868cm"/>
    </style:style>
    <style:style style:name="gr4" style:family="graphic" style:parent-style-name="standard">
      <style:graphic-properties draw:stroke="none" svg:stroke-color="#000000" draw:marker-end="Arrowheads_20_1" draw:fill="none" draw:fill-color="#ffffff" fo:min-height="1.396cm"/>
    </style:style>
    <style:style style:name="gr5" style:family="graphic" style:parent-style-name="standard">
      <style:graphic-properties draw:stroke="none" svg:stroke-color="#000000" draw:marker-end="Arrowheads_20_1" draw:fill="none" draw:fill-color="#ffffff" fo:min-height="1.669cm"/>
    </style:style>
    <style:style style:name="gr6" style:family="graphic" style:parent-style-name="standard">
      <style:graphic-properties draw:stroke="none" svg:stroke-color="#000000" draw:marker-end="Arrowheads_20_1" draw:fill="none" draw:fill-color="#ffffff" fo:min-height="0.769cm"/>
    </style:style>
    <style:style style:name="gr7" style:family="graphic" style:parent-style-name="standard">
      <style:graphic-properties draw:stroke="none" svg:stroke-color="#000000" draw:marker-end="Arrowheads_20_1" draw:fill="none" draw:fill-color="#ffffff" fo:min-height="0.665cm"/>
    </style:style>
    <style:style style:name="gr8" style:family="graphic" style:parent-style-name="standard">
      <style:graphic-properties draw:stroke="none" svg:stroke-color="#000000" draw:marker-end="Arrowheads_20_1" draw:fill="none" draw:fill-color="#ffffff" fo:min-height="0.667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end="Arrowheads_20_1" draw:fill="none" draw:fill-color="#ffffff" fo:min-height="1.049cm"/>
    </style:style>
    <style:style style:name="gr11" style:family="graphic" style:parent-style-name="standard">
      <style:graphic-properties draw:stroke="none" svg:stroke-color="#000000" draw:marker-end="Arrowheads_20_1" draw:fill="none" draw:fill-color="#ffffff" fo:min-height="0.664cm"/>
    </style:style>
    <style:style style:name="gr12" style:family="graphic" style:parent-style-name="standard">
      <style:graphic-properties draw:stroke="none" svg:stroke-color="#000000" draw:marker-end="Arrowheads_20_1" draw:fill="none" draw:fill-color="#ffffff" fo:min-height="1.26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1.27cm" svg:height="1.27cm" svg:x="12.35cm" svg:y="5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" draw:layer="layout" svg:width="1.27cm" svg:height="1.27cm" svg:x="8.54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3" draw:layer="layout" svg:width="1.27cm" svg:height="1.27cm" svg:x="9.175cm" svg:y="8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" draw:layer="layout" svg:width="1.27cm" svg:height="1.27cm" svg:x="4.73cm" svg:y="5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8.54cm" svg:y1="3.19cm" svg:x2="8.54cm" svg:y2="3.19cm">
          <text:p/>
        </draw:line>
        <draw:frame draw:style-name="gr3" draw:text-style-name="P2" draw:layer="layout" svg:width="2.54cm" svg:height="0.885cm" svg:x="6.635cm" svg:y="1.92cm">
          <draw:text-box>
            <text:p text:style-name="P2"><text:span text:style-name="T1">{</text:span><text:span text:style-name="T2">final</text:span><text:span text:style-name="T1">}</text:span></text:p>
          </draw:text-box>
        </draw:frame>
        <draw:frame draw:style-name="gr4" draw:text-style-name="P2" draw:layer="layout" svg:width="3.175cm" svg:height="1.52cm" svg:x="13.62cm" svg:y="6.115cm">
          <draw:text-box>
            <text:p text:style-name="P2"><text:span text:style-name="T1">{}</text:span></text:p>
          </draw:text-box>
        </draw:frame>
        <draw:frame draw:style-name="gr5" draw:text-style-name="P2" draw:layer="layout" svg:width="4.445cm" svg:height="1.52cm" svg:x="2.825cm" svg:y="7cm">
          <draw:text-box>
            <text:p text:style-name="P2"><text:span text:style-name="T1">{</text:span><text:span text:style-name="T2">final, static</text:span><text:span text:style-name="T1">}</text:span></text:p>
          </draw:text-box>
        </draw:frame>
        <draw:frame draw:style-name="gr6" draw:text-style-name="P2" draw:layer="layout" svg:width="3.175cm" svg:height="0.806cm" svg:x="10.445cm" svg:y="8.734cm">
          <draw:text-box>
            <text:p text:style-name="P2"><text:span text:style-name="T1">{</text:span><text:span text:style-name="T2">static</text:span><text:span text:style-name="T1">}</text:span></text:p>
          </draw:text-box>
        </draw:frame>
        <draw:frame draw:style-name="gr7" draw:text-style-name="P3" draw:layer="layout" svg:width="3.81cm" svg:height="0.725cm" svg:x="2.825cm" svg:y="5.005cm">
          <draw:text-box>
            <text:p text:style-name="P3"><text:span text:style-name="T3">GETSTATIC</text:span></text:p>
          </draw:text-box>
        </draw:frame>
        <draw:frame draw:style-name="gr8" draw:text-style-name="P3" draw:layer="layout" svg:width="3.81cm" svg:height="0.725cm" draw:transform="rotate (-0.655894732900532) translate (10.302cm 3.19cm)">
          <draw:text-box>
            <text:p text:style-name="P3"><text:span text:style-name="T3">PUTFIELD</text:span></text:p>
          </draw:text-box>
        </draw:frame>
        <draw:connector draw:style-name="gr9" draw:text-style-name="P1" draw:layer="layout" draw:type="line" svg:x1="8.726cm" svg:y1="3.639cm" svg:x2="5.814cm" svg:y2="5.916cm" draw:start-shape="id1" draw:start-glue-point="7" draw:end-shape="id2" draw:end-glue-point="11" svg:d="m8726 3639-2912 2277">
          <text:p/>
        </draw:connector>
        <draw:connector draw:style-name="gr9" draw:text-style-name="P1" draw:layer="layout" draw:type="line" svg:x1="5.814cm" svg:y1="6.814cm" svg:x2="9.175cm" svg:y2="8.905cm" draw:start-shape="id2" draw:start-glue-point="9" draw:end-shape="id3" draw:end-glue-point="6" svg:d="m5814 6814 3361 2091">
          <text:p/>
        </draw:connector>
        <draw:connector draw:style-name="gr9" draw:text-style-name="P1" draw:layer="layout" draw:type="line" svg:x1="9.175cm" svg:y1="3.825cm" svg:x2="9.81cm" svg:y2="8.27cm" draw:start-shape="id1" draw:start-glue-point="8" draw:end-shape="id3" draw:end-glue-point="4" svg:d="m9175 3825 635 4445">
          <text:p/>
        </draw:connector>
        <draw:connector draw:style-name="gr9" draw:text-style-name="P1" draw:layer="layout" draw:type="line" svg:x1="9.624cm" svg:y1="3.639cm" svg:x2="12.536cm" svg:y2="5.916cm" draw:start-shape="id1" draw:start-glue-point="9" draw:end-shape="id4" draw:end-glue-point="5" svg:d="m9624 3639 2912 2277">
          <text:p/>
        </draw:connector>
        <draw:connector draw:style-name="gr9" draw:text-style-name="P1" draw:layer="layout" draw:type="curve" svg:x1="12.985cm" svg:y1="5.73cm" svg:x2="13.434cm" svg:y2="5.916cm" draw:start-shape="id4" draw:start-glue-point="4" draw:end-shape="id4" draw:end-glue-point="11" svg:d="m12985 5730c0-769 449-862 449 186">
          <text:p/>
        </draw:connector>
        <draw:frame draw:style-name="gr10" draw:text-style-name="P3" draw:layer="layout" svg:width="5.715cm" svg:height="1.199cm" svg:x="13.065cm" svg:y="4.175cm">
          <draw:text-box>
            <text:p text:style-name="P3"><text:span text:style-name="T3">GETFIELD</text:span></text:p>
            <text:p text:style-name="P3"><text:span text:style-name="T3">PUTFIELD</text:span></text:p>
          </draw:text-box>
        </draw:frame>
        <draw:frame draw:style-name="gr8" draw:text-style-name="P3" draw:layer="layout" svg:width="3.81cm" svg:height="0.725cm" draw:transform="rotate (-1.40289565275396) translate (10.027cm 4.377cm)">
          <draw:text-box>
            <text:p text:style-name="P3"><text:span text:style-name="T3">PUTSTATIC</text:span></text:p>
          </draw:text-box>
        </draw:frame>
        <draw:frame draw:style-name="gr8" draw:text-style-name="P3" draw:layer="layout" svg:width="3.81cm" svg:height="0.725cm" draw:transform="rotate (-0.577703982411201) translate (6.44cm 6.365cm)">
          <draw:text-box>
            <text:p text:style-name="P3"><text:span text:style-name="T3">PUTSTATIC</text:span></text:p>
          </draw:text-box>
        </draw:frame>
        <draw:frame draw:style-name="gr11" draw:text-style-name="P3" draw:layer="layout" svg:width="3.81cm" svg:height="0.725cm" draw:transform="rotate (0.672649893718488) translate (5.693cm 5.1cm)">
          <draw:text-box>
            <text:p text:style-name="P3"><text:span text:style-name="T3">GETSTATIC</text:span></text:p>
          </draw:text-box>
        </draw:frame>
        <draw:frame draw:style-name="gr12" draw:text-style-name="P3" draw:layer="layout" svg:width="3.81cm" svg:height="1.199cm" svg:x="8.54cm" svg:y="10.175cm">
          <draw:text-box>
            <text:p text:style-name="P3"><text:span text:style-name="T3">GETSTATIC</text:span></text:p>
            <text:p text:style-name="P3"><text:span text:style-name="T3">PUTSTATIC</text:span></text:p>
          </draw:text-box>
        </draw:frame>
        <draw:connector draw:style-name="gr9" draw:text-style-name="P1" draw:layer="layout" draw:type="curve" svg:x1="9.361cm" svg:y1="9.354cm" svg:x2="9.81cm" svg:y2="9.54cm" draw:start-shape="id3" draw:start-glue-point="7" draw:end-shape="id3" draw:end-glue-point="8" svg:d="m9361 9354c0 1050 449 957 449 186">
          <text:p/>
        </draw:connector>
        <draw:connector draw:style-name="gr9" draw:text-style-name="P1" draw:layer="layout" draw:type="curve" svg:x1="4.73cm" svg:y1="6.365cm" svg:x2="4.916cm" svg:y2="5.916cm" draw:start-shape="id2" draw:start-glue-point="6" draw:end-shape="id2" draw:end-glue-point="5" svg:d="m4730 6365c-769 0-862-449 186-449">
          <text:p/>
        </draw:connector>
        <draw:connector draw:style-name="gr9" draw:text-style-name="P1" draw:layer="layout" draw:type="curve" svg:x1="9.624cm" svg:y1="2.741cm" svg:x2="9.81cm" svg:y2="3.19cm" draw:start-shape="id1" draw:start-glue-point="11" draw:end-shape="id1" draw:end-glue-point="10" svg:d="m9624 2741c1050 0 957 449 186 449">
          <text:p/>
        </draw:connector>
        <draw:frame draw:style-name="gr7" draw:text-style-name="P3" draw:layer="layout" svg:width="5.715cm" svg:height="0.725cm" svg:x="9.175cm" svg:y="1.92cm">
          <draw:text-box>
            <text:p text:style-name="P3"><text:span text:style-name="T3">GETF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2-12-18T22:12:46</meta:creation-date>
    <dc:date>2012-12-18T22:40:05</dc:date>
    <dc:creator>George Balatsouras</dc:creator>
    <meta:editing-duration>PT00H27M19S</meta:editing-duration>
    <meta:editing-cycles>52</meta:editing-cycles>
    <meta:generator>OpenOffice.org/3.2$Unix OpenOffice.org_project/320m12$Build-9483</meta:generator>
    <meta:document-statistic meta:object-count="25"/>
  </office:meta>
</office:document-meta>
</file>